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202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202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202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2592" calcext:value-type="float">
            <text:p>29.88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202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202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201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201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2016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201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2014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201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2012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201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201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2009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2009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2008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1728" calcext:value-type="float">
            <text:p>27.54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2007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2006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2005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200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2003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2002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2001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2000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1999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1998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2304" calcext:value-type="float">
            <text:p>25.29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1997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1996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1995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199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96" calcext:value-type="float">
            <text:p>24.82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199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1992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1991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1990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1989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1988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1987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1986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1985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198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1983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1982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1981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1979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0901</text:p>
          </table:table-cell>
          <table:table-cell office:value-type="string" calcext:value-type="string">
            <text:p>1979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1" meta:object-count="0"/>
    <meta:user-defined meta:name="AppVersion">3.0</meta:user-defined>
  </office:meta>
</office:document-meta>
</file>